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B0000002AA1B2022576031C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2.004cm" fo:min-width="0.06cm"/>
    </style:style>
    <style:style style:name="gr3" style:family="graphic" style:parent-style-name="standard">
      <style:graphic-properties draw:fill="none" draw:textarea-vertical-align="middle" draw:auto-grow-height="false" fo:min-height="12.814cm" fo:min-width="0.06cm"/>
    </style:style>
    <style:style style:name="gr4" style:family="graphic" style:parent-style-name="standard">
      <style:graphic-properties draw:fill="none" draw:textarea-vertical-align="middle" draw:auto-grow-height="false" fo:min-height="7.318cm" fo:min-width="0.06cm"/>
    </style:style>
    <style:style style:name="gr5" style:family="graphic" style:parent-style-name="standard">
      <style:graphic-properties draw:stroke="none" svg:stroke-color="#000000" draw:fill="none" draw:fill-color="#ffffff" fo:min-height="2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T1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5.673cm" svg:height="1.277cm" svg:x="2.127cm" svg:y="2.3cm">
          <draw:image xlink:href="Pictures/100000000000034B0000002AA1B2022576031C50.png" xlink:type="simple" xlink:show="embed" xlink:actuate="onLoad">
            <text:p/>
          </draw:image>
        </draw:frame>
        <draw:custom-shape draw:style-name="gr2" draw:text-style-name="P2" draw:layer="layout" svg:width="1.549cm" svg:height="2.5cm" draw:transform="rotate (1.5709708597201) translate (2.1cm 5.549cm)">
          <text:p/>
          <draw:enhanced-geometry svg:viewBox="0 0 21600 21600" draw:glue-points="21600 0 0 10800 21600 21600" draw:text-areas="13800 ?f9 21600 ?f10" draw:type="left-brace" draw:modifiers="3420.07197121152 10752.499000399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2" draw:layer="layout" svg:width="1.549cm" svg:height="14.5cm" draw:transform="rotate (1.5709708597201) translate (4.8cm 5.549cm)">
          <text:p/>
          <draw:enhanced-geometry svg:viewBox="0 0 21600 21600" draw:glue-points="21600 0 0 10800 21600 21600" draw:text-areas="13800 ?f9 21600 ?f10" draw:type="left-brace" draw:modifiers="3420.07197121152 10752.499000399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1.549cm" svg:height="8.4cm" draw:transform="rotate (1.5709708597201) translate (19.35cm 5.549cm)">
          <text:p/>
          <draw:enhanced-geometry svg:viewBox="0 0 21600 21600" draw:glue-points="21600 0 0 10800 21600 21600" draw:text-areas="13800 ?f9 21600 ?f10" draw:type="left-brace" draw:modifiers="3420.07197121152 10752.499000399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6.3cm" svg:height="2.7cm" svg:x="1.7cm" svg:y="5.9cm">
          <draw:text-box>
            <text:p text:style-name="P3"><text:span text:style-name="T1">α: subbanda o tipo de coeficientes de la DWT</text:span></text:p>
          </draw:text-box>
        </draw:frame>
        <draw:frame draw:style-name="gr5" draw:text-style-name="P4" draw:layer="layout" svg:width="11.6cm" svg:height="2.7cm" svg:x="8.8cm" svg:y="5.9cm">
          <draw:text-box>
            <text:p text:style-name="P3"><text:span text:style-name="T1">coef_inicial y el coef_final: coeficiente inicial y final del subconjunto a modificar</text:span></text:p>
          </draw:text-box>
        </draw:frame>
        <draw:frame draw:style-name="gr5" draw:text-style-name="P4" draw:layer="layout" svg:width="6.7cm" svg:height="3.095cm" svg:x="20.3cm" svg:y="5.8cm">
          <draw:text-box>
            <text:p text:style-name="P3"><text:span text:style-name="T1">∆</text:span><text:span text:style-name="T1">: valor a sumar o restar a cada coeficiente en el subconjun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1:44:24.687983676</meta:creation-date>
    <dc:date>2018-03-06T11:54:40.161207469</dc:date>
    <meta:editing-duration>PT3S</meta:editing-duration>
    <meta:editing-cycles>1</meta:editing-cycles>
    <meta:generator>LibreOffice/5.1.2.2$Linux_X86_64 LibreOffice_project/10m0$Build-2</meta:generator>
    <meta:document-statistic meta:object-count="7"/>
  </office:meta>
</office:document-meta>
</file>